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is is a centered text test!</text:span></text:p>
      <text:p text:style-name="P4"><text:span text:style-name="T1"/></text:p>
      <text:p text:style-name="P4"><text:span text:style-name="T1"/></text:p>
      <text:p text:style-name="P4"><text:span text:style-name="T1">All of this text should be center justified.</text:span></text:p>
      <text:p text:style-name="P4"><text:span text:style-name="T1"/></text:p>
      <text:p text:style-name="P4"><text:span text:style-name="T1"/></text:p>
      <text:p text:style-name="P4"><text:span text:style-name="T1">Muahahahaha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9:02</dc:date>
    <dc:creator>Max </dc:creator>
    <meta:editing-duration>PT4M54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3" meta:word-count="15" meta:character-count="87" meta:non-whitespace-character-count="75"/>
  </office:meta>
</office:document-meta>
</file>